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9211e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1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c9211e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224b12" fo:border="0.74pt solid #000000"/>
    </style:style>
    <style:style style:name="ce10" style:family="table-cell" style:parent-style-name="Default">
      <style:table-cell-properties fo:background-color="#ffff00" fo:border="0.74pt solid #000000"/>
    </style:style>
    <style:style style:name="ce23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hapter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 table:number-columns-spanned="14" table:number-rows-spanned="1">
            <text:p>Diving In</text:p>
          </table:table-cell>
          <table:covered-table-cell table:number-columns-repeated="13" table:style-name="ce1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 table:number-columns-spanned="14" table:number-rows-spanned="1">
            <text:p>Variables and Data Types</text:p>
          </table:table-cell>
          <table:covered-table-cell table:number-columns-repeated="13" table:style-name="ce1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 table:number-columns-spanned="14" table:number-rows-spanned="1">
            <text:p>Operations on Data</text:p>
          </table:table-cell>
          <table:covered-table-cell table:number-columns-repeated="13" table:style-name="ce1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 table:number-columns-spanned="14" table:number-rows-spanned="1">
            <text:p>Literals and Constants</text:p>
          </table:table-cell>
          <table:covered-table-cell table:number-columns-repeated="13" table:style-name="ce1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 table:number-columns-spanned="14" table:number-rows-spanned="1">
            <text:p>Data Conversions: Overflow &amp; Underflow</text:p>
          </table:table-cell>
          <table:covered-table-cell table:number-columns-repeated="13" table:style-name="ce1"/>
        </table:table-row>
        <table:table-row table:style-name="ro1">
          <table:table-cell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 table:number-columns-spanned="14" table:number-rows-spanned="1">
            <text:p>Bitwise Operators</text:p>
          </table:table-cell>
          <table:covered-table-cell table:number-columns-repeated="13" table:style-name="ce13"/>
        </table:table-row>
        <table:table-row table:style-name="ro1">
          <table:table-cell/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 table:number-columns-spanned="14" table:number-rows-spanned="1">
            <text:p>Variable Lifetime and Scope</text:p>
          </table:table-cell>
          <table:covered-table-cell table:number-columns-repeated="13" table:style-name="ce1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 table:number-columns-spanned="14" table:number-rows-spanned="1">
            <text:p>Control Flow</text:p>
          </table:table-cell>
          <table:covered-table-cell table:number-columns-repeated="13" table:style-name="ce2"/>
        </table:table-row>
        <table:table-row table:style-name="ro1">
          <table:table-cell/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 table:number-columns-spanned="14" table:number-rows-spanned="1">
            <text:p>Loops</text:p>
          </table:table-cell>
          <table:covered-table-cell table:number-columns-repeated="13" table:style-name="ce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15" table:number-rows-spanned="10">
            <text:p>This chapter is essentially an introduction to C++20. All the codes can be found in GitHub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15" table:number-rows-spanned="1">
            <text:p>Chapter 1</text:p>
          </table:table-cell>
          <table:covered-table-cell table:number-columns-repeated="14" table:style-name="ce8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Start Date</text:p>
          </table:table-cell>
          <table:covered-table-cell table:style-name="ce9"/>
          <table:table-cell table:style-name="ce18" office:value-type="string" calcext:value-type="string" table:number-columns-spanned="13" table:number-rows-spanned="1">
            <text:p>01.01.2025</text:p>
          </table:table-cell>
          <table:covered-table-cell table:number-columns-repeated="12" table:style-name="ce18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Estimated End Date</text:p>
          </table:table-cell>
          <table:covered-table-cell table:style-name="ce10"/>
          <table:table-cell table:style-name="ce19" office:value-type="string" calcext:value-type="string" table:number-columns-spanned="13" table:number-rows-spanned="1">
            <text:p>31.06.2025</text:p>
          </table:table-cell>
          <table:covered-table-cell table:number-columns-repeated="12" table:style-name="ce19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Real End Date</text:p>
          </table:table-cell>
          <table:covered-table-cell table:style-name="ce10"/>
          <table:table-cell table:style-name="ce19" table:number-columns-spanned="13" table:number-rows-spanned="1"/>
          <table:covered-table-cell table:number-columns-repeated="12" table:style-name="ce19"/>
        </table:table-row>
      </table:table>
      <table:table table:name="Chapter2" table:style-name="ta1">
        <table:table-column table:style-name="co1" table:default-cell-style-name="Default"/>
        <table:table-column table:style-name="co1" table:number-columns-repeated="15" table:default-cell-style-name="ce15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14" table:number-rows-spanned="1">
            <text:p>Array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 table:number-columns-spanned="14" table:number-rows-spanned="1">
            <text:p>Point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14" table:number-rows-spanned="1">
            <text:p>Referenc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 table:number-columns-spanned="14" table:number-rows-spanned="1">
            <text:p>Character Manipulation and Strings</text:p>
          </table:table-cell>
          <table:covered-table-cell table:number-columns-repeated="13"/>
        </table:table-row>
      </table:table>
      <table:table table:name="Chapter3" table:style-name="ta1">
        <table:table-column table:style-name="co1" table:default-cell-style-name="Default"/>
        <table:table-column table:style-name="co1" table:number-columns-repeated="15" table:default-cell-style-name="ce2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 table:number-columns-spanned="14" table:number-rows-spanned="1">
            <text:p>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 table:number-columns-spanned="14" table:number-rows-spanned="1">
            <text:p>Enums and Type Alias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 table:number-columns-spanned="14" table:number-rows-spanned="1">
            <text:p>Arguments to Main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 table:number-columns-spanned="14" table:number-rows-spanned="1">
            <text:p>Getting Things out of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 table:number-columns-spanned="14" table:number-rows-spanned="1">
            <text:p>Function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 table:number-columns-spanned="14" table:number-rows-spanned="1">
            <text:p>Lambda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 table:number-columns-spanned="14" table:number-rows-spanned="1">
            <text:p>Functions: The Misfit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 table:number-columns-spanned="14" table:number-rows-spanned="1">
            <text:p>Function Call Stack and Debugg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 table:number-columns-spanned="14" table:number-rows-spanned="1">
            <text:p>Function Templates</text:p>
          </table:table-cell>
          <table:covered-table-cell table:number-columns-repeated="13"/>
        </table:table-row>
      </table:table>
      <table:table table:name="Chapter4" table:style-name="ta1">
        <table:table-column table:style-name="co1" table:default-cell-style-name="Default"/>
        <table:table-column table:style-name="co1" table:number-columns-repeated="15" table:default-cell-style-name="ce2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 table:number-columns-spanned="14" table:number-rows-spanned="1">
            <text:p>C++ 20 Concept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 table:number-columns-spanned="14" table:number-rows-spanned="1">
            <text:p>Class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 table:number-columns-spanned="14" table:number-rows-spanned="1">
            <text:p>Classes, Objects and const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 table:number-columns-spanned="14" table:number-rows-spanned="1">
            <text:p>Diving Deep Into Constructors and Initialization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 table:number-columns-spanned="14" table:number-rows-spanned="1">
            <text:p>Friend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 table:number-columns-spanned="14" table:number-rows-spanned="1">
            <text:p>Static Memb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 table:number-columns-spanned="14" table:number-rows-spanned="1">
            <text:p>Namespac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 table:number-columns-spanned="14" table:number-rows-spanned="1">
            <text:p>Programs with Multiple Files: A Closer Look</text:p>
          </table:table-cell>
          <table:covered-table-cell table:number-columns-repeated="13"/>
        </table:table-row>
      </table:table>
      <table:table table:name="Chapter5" table:style-name="ta1">
        <table:table-column table:style-name="co1" table:default-cell-style-name="Default"/>
        <table:table-column table:style-name="co1" table:number-columns-repeated="15" table:default-cell-style-name="ce2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 table:number-columns-spanned="14" table:number-rows-spanned="1">
            <text:p>Smart Point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 table:number-columns-spanned="14" table:number-rows-spanned="1">
            <text:p>Operator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 table:number-columns-spanned="14" table:number-rows-spanned="1">
            <text:p>Logical Operators and C++20 Three Way Comparison Infrastructure</text:p>
          </table:table-cell>
          <table:covered-table-cell table:number-columns-repeated="13"/>
        </table:table-row>
      </table:table>
      <table:table table:name="Chapter6" table:style-name="ta1">
        <table:table-column table:style-name="co1" table:default-cell-style-name="Default"/>
        <table:table-column table:style-name="co1" table:number-columns-repeated="15" table:default-cell-style-name="ce2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 table:number-columns-spanned="14" table:number-rows-spanned="1">
            <text:p>Inheritance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 table:number-columns-spanned="14" table:number-rows-spanned="1">
            <text:p>Polymorphism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 table:number-columns-spanned="14" table:number-rows-spanned="1">
            <text:p>Exception Handl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 table:number-columns-spanned="14" table:number-rows-spanned="1">
            <text:p>BoxContainer Class: Practicing What We Know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 table:number-columns-spanned="14" table:number-rows-spanned="1">
            <text:p>Class Templat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 table:number-columns-spanned="14" table:number-rows-spanned="1">
            <text:p>Move Semantic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 table:number-columns-spanned="14" table:number-rows-spanned="1">
            <text:p>Function Like Entities</text:p>
          </table:table-cell>
          <table:covered-table-cell table:number-columns-repeated="13"/>
        </table:table-row>
      </table:table>
      <table:table table:name="Chapter7" table:style-name="ta1">
        <table:table-column table:style-name="co1" table:default-cell-style-name="Default"/>
        <table:table-column table:style-name="co1" table:number-columns-repeated="15" table:default-cell-style-name="ce2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 table:number-columns-spanned="14" table:number-rows-spanned="1">
            <text:p>STL, Containers and Iterato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Zooming in on STL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STL Algorithms</text:p>
          </table:table-cell>
          <table:covered-table-cell table:number-columns-repeated="13"/>
        </table:table-row>
      </table:table>
      <table:table table:name="Chapter8" table:style-name="ta1">
        <table:table-column table:style-name="co1" table:default-cell-style-name="Default"/>
        <table:table-column table:style-name="co1" table:number-columns-repeated="15" table:default-cell-style-name="ce2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Ranges and Range Algorithm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Building Custom Iterators for Your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C++20 Coroutin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Modules</text:p>
          </table:table-cell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/00/0000</text:date>, <text:time style:data-style-name="N2" text:time-value="15:15:06.4742463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3:42:24.559730938</meta:creation-date>
    <dc:date>2025-06-21T15:15:42.673212992</dc:date>
    <meta:editing-duration>PT10M37S</meta:editing-duration>
    <meta:editing-cycles>4</meta:editing-cycles>
    <meta:generator>LibreOffice/24.2.7.2$Linux_X86_64 LibreOffice_project/420$Build-2</meta:generator>
    <meta:print-date>2025-06-18T14:01:10.474325311</meta:print-date>
    <meta:printed-by>PDF files</meta:printed-by>
    <meta:document-statistic meta:table-count="8" meta:cell-count="101" meta:object-count="0"/>
  </office:meta>
</office:document-meta>
</file>